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14.2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10.65mm" fo:break-before="auto" style:use-optimal-row-height="false"/>
    </style:style>
    <style:style style:name="ro7" style:family="table-row">
      <style:table-row-properties style:row-height="11.25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 style:data-style-name="N19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9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20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20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6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表九 <text:s text:c="2"/>各縣市人口年齡結構重要指標</text:p>
          </table:table-cell>
          <table:covered-table-cell table:number-columns-repeated="12" table:style-name="ce11"/>
          <table:covered-table-cell table:style-name="ce47"/>
          <table:table-cell table:number-columns-repeated="1010"/>
        </table:table-row>
        <table:table-row table:style-name="ro2">
          <table:table-cell/>
          <table:table-cell table:style-name="ce12" office:value-type="string" office:string-value="   中 華 民 國 98 年 7 月 底" calcext:value-type="string" table:number-columns-spanned="11" table:number-rows-spanned="1">
            <text:p><text:s text:c="4"/>中 華 民 國 98 年 7 月 底 </text:p>
          </table:table-cell>
          <table:covered-table-cell table:number-columns-repeated="10" table:style-name="ce20"/>
          <table:table-cell table:style-name="ce46" office:value-type="string" calcext:value-type="string">
            <text:p><text:s text:c="9"/>單位：人；%</text:p>
          </table:table-cell>
          <table:table-cell table:style-name="ce48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3" office:value-type="string" calcext:value-type="string" table:number-columns-spanned="1" table:number-rows-spanned="2">
            <text:p>總人口數</text:p>
          </table:table-cell>
          <table:table-cell table:style-name="ce21" office:value-type="string" calcext:value-type="string" table:number-columns-spanned="2" table:number-rows-spanned="1">
            <text:p>0 ～ 4歲</text:p>
          </table:table-cell>
          <table:covered-table-cell table:style-name="ce23"/>
          <table:table-cell table:style-name="ce29" office:value-type="string" calcext:value-type="string" table:number-columns-spanned="2" table:number-rows-spanned="1">
            <text:p>0 <text:span text:style-name="T1">～</text:span><text:span text:style-name="T5"> 6</text:span><text:span text:style-name="T4">歲</text:span></text:p>
          </table:table-cell>
          <table:covered-table-cell table:style-name="ce30"/>
          <table:table-cell table:style-name="ce29" office:value-type="string" calcext:value-type="string" table:number-columns-spanned="2" table:number-rows-spanned="1">
            <text:p>0 <text:span text:style-name="T1">～</text:span><text:span text:style-name="T5"> 11</text:span><text:span text:style-name="T4">歲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12 <text:span text:style-name="T1">～</text:span><text:span text:style-name="T5"> 17</text:span><text:span text:style-name="T4">歲</text:span></text:p>
          </table:table-cell>
          <table:covered-table-cell table:style-name="ce37"/>
          <table:table-cell table:style-name="ce38" office:value-type="string" calcext:value-type="string" table:number-columns-spanned="2" table:number-rows-spanned="1">
            <text:p>20<text:span text:style-name="T6">歲以上</text:span></text:p>
          </table:table-cell>
          <table:covered-table-cell table:style-name="ce30"/>
          <table:table-cell table:style-name="ce31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1"/>
          <table:table-cell table:number-columns-repeated="1010"/>
        </table:table-row>
        <table:table-row table:style-name="ro4">
          <table:covered-table-cell table:style-name="ce4"/>
          <table:covered-table-cell table:style-name="ce14"/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24" office:value-type="string" calcext:value-type="string">
            <text:p>％</text:p>
          </table:table-cell>
          <table:table-cell table:style-name="ce22" office:value-type="string" calcext:value-type="string">
            <text:p>實<text:span text:style-name="T3">   </text:span><text:span text:style-name="T4">數</text:span></text:p>
          </table:table-cell>
          <table:table-cell table:style-name="ce49" office:value-type="string" calcext:value-type="string">
            <text:p>％</text:p>
          </table:table-cell>
          <table:table-cell table:number-columns-repeated="1010"/>
        </table:table-row>
        <table:table-row table:style-name="ro5">
          <table:table-cell table:style-name="ce5" office:value-type="string" office:string-value="總       計" calcext:value-type="string">
            <text:p><text:s/>總 <text:s text:c="6"/>計 </text:p>
          </table:table-cell>
          <table:table-cell table:style-name="ce15" office:value-type="float" office:value="23077191" calcext:value-type="float">
            <text:p><text:s text:c="3"/>23,077,191</text:p>
          </table:table-cell>
          <table:table-cell table:style-name="ce15" office:value-type="float" office:value="1013602" calcext:value-type="float">
            <text:p><text:s text:c="3"/>1,013,602</text:p>
          </table:table-cell>
          <table:table-cell table:style-name="ce25" office:value-type="float" office:value="4.39" calcext:value-type="float">
            <text:p><text:s text:c="3"/>4.39</text:p>
          </table:table-cell>
          <table:table-cell table:style-name="ce15" office:value-type="float" office:value="1470405" calcext:value-type="float">
            <text:p><text:s text:c="3"/>1,470,405</text:p>
          </table:table-cell>
          <table:table-cell table:style-name="ce25" office:value-type="float" office:value="6.37" calcext:value-type="float">
            <text:p><text:s text:c="3"/>6.37</text:p>
          </table:table-cell>
          <table:table-cell table:style-name="ce15" office:value-type="float" office:value="2865470" calcext:value-type="float">
            <text:p><text:s text:c="3"/>2,865,470</text:p>
          </table:table-cell>
          <table:table-cell table:style-name="ce25" office:value-type="float" office:value="12.42" calcext:value-type="float">
            <text:p><text:s text:c="3"/>12.42</text:p>
          </table:table-cell>
          <table:table-cell table:style-name="ce32" office:value-type="float" office:value="1936273" calcext:value-type="float">
            <text:p><text:s text:c="3"/>1,936,273</text:p>
          </table:table-cell>
          <table:table-cell table:style-name="ce25" office:value-type="float" office:value="8.39" calcext:value-type="float">
            <text:p><text:s text:c="3"/>8.39</text:p>
          </table:table-cell>
          <table:table-cell table:style-name="ce39" office:value-type="float" office:value="17625941" calcext:value-type="float">
            <text:p><text:s text:c="3"/>17,625,941</text:p>
          </table:table-cell>
          <table:table-cell table:style-name="ce25" office:value-type="float" office:value="76.38" calcext:value-type="float">
            <text:p><text:s text:c="3"/>76.38</text:p>
          </table:table-cell>
          <table:table-cell table:style-name="ce39" office:value-type="float" office:value="2430460" calcext:value-type="float">
            <text:p><text:s text:c="3"/>2,430,460</text:p>
          </table:table-cell>
          <table:table-cell table:style-name="ce50" office:value-type="float" office:value="10.53" calcext:value-type="float">
            <text:p><text:s text:c="3"/>10.53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臺灣地區</text:p>
          </table:table-cell>
          <table:table-cell table:style-name="ce16" office:value-type="float" office:value="22976799" calcext:value-type="float">
            <text:p><text:s text:c="3"/>22,976,799</text:p>
          </table:table-cell>
          <table:table-cell table:style-name="ce16" office:value-type="float" office:value="1008510" calcext:value-type="float">
            <text:p><text:s text:c="3"/>1,008,510</text:p>
          </table:table-cell>
          <table:table-cell table:style-name="ce25" office:value-type="float" office:value="4.39" calcext:value-type="float">
            <text:p><text:s text:c="3"/>4.39</text:p>
          </table:table-cell>
          <table:table-cell table:style-name="ce16" office:value-type="float" office:value="1463673" calcext:value-type="float">
            <text:p><text:s text:c="3"/>1,463,673</text:p>
          </table:table-cell>
          <table:table-cell table:style-name="ce25" office:value-type="float" office:value="6.37" calcext:value-type="float">
            <text:p><text:s text:c="3"/>6.37</text:p>
          </table:table-cell>
          <table:table-cell table:style-name="ce16" office:value-type="float" office:value="2854414" calcext:value-type="float">
            <text:p><text:s text:c="3"/>2,854,414</text:p>
          </table:table-cell>
          <table:table-cell table:style-name="ce25" office:value-type="float" office:value="12.42" calcext:value-type="float">
            <text:p><text:s text:c="3"/>12.42</text:p>
          </table:table-cell>
          <table:table-cell table:style-name="ce33" office:value-type="float" office:value="1929976" calcext:value-type="float">
            <text:p><text:s text:c="3"/>1,929,976</text:p>
          </table:table-cell>
          <table:table-cell table:style-name="ce25" office:value-type="float" office:value="8.4" calcext:value-type="float">
            <text:p><text:s text:c="3"/>8.40</text:p>
          </table:table-cell>
          <table:table-cell table:style-name="ce40" office:value-type="float" office:value="17545621" calcext:value-type="float">
            <text:p><text:s text:c="3"/>17,545,621</text:p>
          </table:table-cell>
          <table:table-cell table:style-name="ce25" office:value-type="float" office:value="76.36" calcext:value-type="float">
            <text:p><text:s text:c="3"/>76.36</text:p>
          </table:table-cell>
          <table:table-cell table:style-name="ce40" office:value-type="float" office:value="2418413" calcext:value-type="float">
            <text:p><text:s text:c="3"/>2,418,413</text:p>
          </table:table-cell>
          <table:table-cell table:style-name="ce51" office:value-type="float" office:value="10.53" calcext:value-type="float">
            <text:p><text:s text:c="3"/>10.53</text:p>
          </table:table-cell>
          <table:table-cell table:number-columns-repeated="1010"/>
        </table:table-row>
        <table:table-row table:style-name="ro5">
          <table:table-cell table:style-name="ce7" office:value-type="string" calcext:value-type="string">
            <text:p>  <text:span text:style-name="T2">臺 灣 省</text:span></text:p>
          </table:table-cell>
          <table:table-cell table:style-name="ce16" office:value-type="float" office:value="18834593" calcext:value-type="float">
            <text:p><text:s text:c="3"/>18,834,593</text:p>
          </table:table-cell>
          <table:table-cell table:style-name="ce16" office:value-type="float" office:value="839060" calcext:value-type="float">
            <text:p><text:s text:c="3"/>839,060</text:p>
          </table:table-cell>
          <table:table-cell table:style-name="ce25" office:value-type="float" office:value="4.45" calcext:value-type="float">
            <text:p><text:s text:c="3"/>4.45</text:p>
          </table:table-cell>
          <table:table-cell table:style-name="ce16" office:value-type="float" office:value="1219667" calcext:value-type="float">
            <text:p><text:s text:c="3"/>1,219,667</text:p>
          </table:table-cell>
          <table:table-cell table:style-name="ce25" office:value-type="float" office:value="6.48" calcext:value-type="float">
            <text:p><text:s text:c="3"/>6.48</text:p>
          </table:table-cell>
          <table:table-cell table:style-name="ce16" office:value-type="float" office:value="2375669" calcext:value-type="float">
            <text:p><text:s text:c="3"/>2,375,669</text:p>
          </table:table-cell>
          <table:table-cell table:style-name="ce25" office:value-type="float" office:value="12.61" calcext:value-type="float">
            <text:p><text:s text:c="3"/>12.61</text:p>
          </table:table-cell>
          <table:table-cell table:style-name="ce33" office:value-type="float" office:value="1606812" calcext:value-type="float">
            <text:p><text:s text:c="3"/>1,606,812</text:p>
          </table:table-cell>
          <table:table-cell table:style-name="ce25" office:value-type="float" office:value="8.53" calcext:value-type="float">
            <text:p><text:s text:c="3"/>8.53</text:p>
          </table:table-cell>
          <table:table-cell table:style-name="ce40" office:value-type="float" office:value="14309954" calcext:value-type="float">
            <text:p><text:s text:c="3"/>14,309,954</text:p>
          </table:table-cell>
          <table:table-cell table:style-name="ce25" office:value-type="float" office:value="75.98" calcext:value-type="float">
            <text:p><text:s text:c="3"/>75.98</text:p>
          </table:table-cell>
          <table:table-cell table:style-name="ce40" office:value-type="float" office:value="1943631" calcext:value-type="float">
            <text:p><text:s text:c="3"/>1,943,631</text:p>
          </table:table-cell>
          <table:table-cell table:style-name="ce51" office:value-type="float" office:value="10.32" calcext:value-type="float">
            <text:p><text:s text:c="3"/>10.32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臺北縣</text:p>
          </table:table-cell>
          <table:table-cell table:style-name="ce17" office:value-type="float" office:value="3853180" calcext:value-type="float">
            <text:p><text:s text:c="3"/>3,853,180</text:p>
          </table:table-cell>
          <table:table-cell table:style-name="ce17" office:value-type="float" office:value="164955" calcext:value-type="float">
            <text:p><text:s text:c="3"/>164,955</text:p>
          </table:table-cell>
          <table:table-cell table:style-name="ce26" office:value-type="float" office:value="4.28" calcext:value-type="float">
            <text:p><text:s text:c="3"/>4.28</text:p>
          </table:table-cell>
          <table:table-cell table:style-name="ce17" office:value-type="float" office:value="239360" calcext:value-type="float">
            <text:p><text:s text:c="3"/>239,360</text:p>
          </table:table-cell>
          <table:table-cell table:style-name="ce26" office:value-type="float" office:value="6.21" calcext:value-type="float">
            <text:p><text:s text:c="3"/>6.21</text:p>
          </table:table-cell>
          <table:table-cell table:style-name="ce17" office:value-type="float" office:value="463300" calcext:value-type="float">
            <text:p><text:s text:c="3"/>463,300</text:p>
          </table:table-cell>
          <table:table-cell table:style-name="ce26" office:value-type="float" office:value="12.02" calcext:value-type="float">
            <text:p><text:s text:c="3"/>12.02</text:p>
          </table:table-cell>
          <table:table-cell table:style-name="ce34" office:value-type="float" office:value="319349" calcext:value-type="float">
            <text:p><text:s text:c="3"/>319,349</text:p>
          </table:table-cell>
          <table:table-cell table:style-name="ce26" office:value-type="float" office:value="8.29" calcext:value-type="float">
            <text:p><text:s text:c="3"/>8.29</text:p>
          </table:table-cell>
          <table:table-cell table:style-name="ce41" office:value-type="float" office:value="2958518" calcext:value-type="float">
            <text:p><text:s text:c="3"/>2,958,518</text:p>
          </table:table-cell>
          <table:table-cell table:style-name="ce26" office:value-type="float" office:value="76.78" calcext:value-type="float">
            <text:p><text:s text:c="3"/>76.78</text:p>
          </table:table-cell>
          <table:table-cell table:style-name="ce34" office:value-type="float" office:value="304689" calcext:value-type="float">
            <text:p><text:s text:c="3"/>304,689</text:p>
          </table:table-cell>
          <table:table-cell table:style-name="ce52" office:value-type="float" office:value="7.91" calcext:value-type="float">
            <text:p><text:s text:c="3"/>7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宜蘭縣</text:p>
          </table:table-cell>
          <table:table-cell table:style-name="ce17" office:value-type="float" office:value="461268" calcext:value-type="float">
            <text:p><text:s text:c="3"/>461,268</text:p>
          </table:table-cell>
          <table:table-cell table:style-name="ce17" office:value-type="float" office:value="18862" calcext:value-type="float">
            <text:p><text:s text:c="3"/>18,862</text:p>
          </table:table-cell>
          <table:table-cell table:style-name="ce26" office:value-type="float" office:value="4.09" calcext:value-type="float">
            <text:p><text:s text:c="3"/>4.09</text:p>
          </table:table-cell>
          <table:table-cell table:style-name="ce17" office:value-type="float" office:value="27625" calcext:value-type="float">
            <text:p><text:s text:c="3"/>27,625</text:p>
          </table:table-cell>
          <table:table-cell table:style-name="ce26" office:value-type="float" office:value="5.99" calcext:value-type="float">
            <text:p><text:s text:c="3"/>5.99</text:p>
          </table:table-cell>
          <table:table-cell table:style-name="ce17" office:value-type="float" office:value="54953" calcext:value-type="float">
            <text:p><text:s text:c="3"/>54,953</text:p>
          </table:table-cell>
          <table:table-cell table:style-name="ce26" office:value-type="float" office:value="11.91" calcext:value-type="float">
            <text:p><text:s text:c="3"/>11.91</text:p>
          </table:table-cell>
          <table:table-cell table:style-name="ce34" office:value-type="float" office:value="40361" calcext:value-type="float">
            <text:p><text:s text:c="3"/>40,361</text:p>
          </table:table-cell>
          <table:table-cell table:style-name="ce26" office:value-type="float" office:value="8.75" calcext:value-type="float">
            <text:p><text:s text:c="3"/>8.75</text:p>
          </table:table-cell>
          <table:table-cell table:style-name="ce41" office:value-type="float" office:value="352409" calcext:value-type="float">
            <text:p><text:s text:c="3"/>352,409</text:p>
          </table:table-cell>
          <table:table-cell table:style-name="ce26" office:value-type="float" office:value="76.4" calcext:value-type="float">
            <text:p><text:s text:c="3"/>76.40</text:p>
          </table:table-cell>
          <table:table-cell table:style-name="ce34" office:value-type="float" office:value="59535" calcext:value-type="float">
            <text:p><text:s text:c="3"/>59,535</text:p>
          </table:table-cell>
          <table:table-cell table:style-name="ce52" office:value-type="float" office:value="12.91" calcext:value-type="float">
            <text:p><text:s text:c="3"/>12.9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桃園縣</text:p>
          </table:table-cell>
          <table:table-cell table:style-name="ce17" office:value-type="float" office:value="1968574" calcext:value-type="float">
            <text:p><text:s text:c="3"/>1,968,574</text:p>
          </table:table-cell>
          <table:table-cell table:style-name="ce17" office:value-type="float" office:value="99475" calcext:value-type="float">
            <text:p><text:s text:c="3"/>99,475</text:p>
          </table:table-cell>
          <table:table-cell table:style-name="ce26" office:value-type="float" office:value="5.05" calcext:value-type="float">
            <text:p><text:s text:c="3"/>5.05</text:p>
          </table:table-cell>
          <table:table-cell table:style-name="ce17" office:value-type="float" office:value="145825" calcext:value-type="float">
            <text:p><text:s text:c="3"/>145,825</text:p>
          </table:table-cell>
          <table:table-cell table:style-name="ce26" office:value-type="float" office:value="7.41" calcext:value-type="float">
            <text:p><text:s text:c="3"/>7.41</text:p>
          </table:table-cell>
          <table:table-cell table:style-name="ce17" office:value-type="float" office:value="286287" calcext:value-type="float">
            <text:p><text:s text:c="3"/>286,287</text:p>
          </table:table-cell>
          <table:table-cell table:style-name="ce26" office:value-type="float" office:value="14.54" calcext:value-type="float">
            <text:p><text:s text:c="3"/>14.54</text:p>
          </table:table-cell>
          <table:table-cell table:style-name="ce34" office:value-type="float" office:value="184642" calcext:value-type="float">
            <text:p><text:s text:c="3"/>184,642</text:p>
          </table:table-cell>
          <table:table-cell table:style-name="ce26" office:value-type="float" office:value="9.38" calcext:value-type="float">
            <text:p><text:s text:c="3"/>9.38</text:p>
          </table:table-cell>
          <table:table-cell table:style-name="ce41" office:value-type="float" office:value="1438376" calcext:value-type="float">
            <text:p><text:s text:c="3"/>1,438,376</text:p>
          </table:table-cell>
          <table:table-cell table:style-name="ce26" office:value-type="float" office:value="73.07" calcext:value-type="float">
            <text:p><text:s text:c="3"/>73.07</text:p>
          </table:table-cell>
          <table:table-cell table:style-name="ce34" office:value-type="float" office:value="159749" calcext:value-type="float">
            <text:p><text:s text:c="3"/>159,749</text:p>
          </table:table-cell>
          <table:table-cell table:style-name="ce52" office:value-type="float" office:value="8.11" calcext:value-type="float">
            <text:p><text:s text:c="3"/>8.11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縣</text:p>
          </table:table-cell>
          <table:table-cell table:style-name="ce17" office:value-type="float" office:value="507329" calcext:value-type="float">
            <text:p><text:s text:c="3"/>507,329</text:p>
          </table:table-cell>
          <table:table-cell table:style-name="ce17" office:value-type="float" office:value="30209" calcext:value-type="float">
            <text:p><text:s text:c="3"/>30,209</text:p>
          </table:table-cell>
          <table:table-cell table:style-name="ce26" office:value-type="float" office:value="5.95" calcext:value-type="float">
            <text:p><text:s text:c="3"/>5.95</text:p>
          </table:table-cell>
          <table:table-cell table:style-name="ce17" office:value-type="float" office:value="42806" calcext:value-type="float">
            <text:p><text:s text:c="3"/>42,806</text:p>
          </table:table-cell>
          <table:table-cell table:style-name="ce26" office:value-type="float" office:value="8.44" calcext:value-type="float">
            <text:p><text:s text:c="3"/>8.44</text:p>
          </table:table-cell>
          <table:table-cell table:style-name="ce17" office:value-type="float" office:value="77771" calcext:value-type="float">
            <text:p><text:s text:c="3"/>77,771</text:p>
          </table:table-cell>
          <table:table-cell table:style-name="ce26" office:value-type="float" office:value="15.33" calcext:value-type="float">
            <text:p><text:s text:c="3"/>15.33</text:p>
          </table:table-cell>
          <table:table-cell table:style-name="ce34" office:value-type="float" office:value="44907" calcext:value-type="float">
            <text:p><text:s text:c="3"/>44,907</text:p>
          </table:table-cell>
          <table:table-cell table:style-name="ce26" office:value-type="float" office:value="8.85" calcext:value-type="float">
            <text:p><text:s text:c="3"/>8.85</text:p>
          </table:table-cell>
          <table:table-cell table:style-name="ce41" office:value-type="float" office:value="370125" calcext:value-type="float">
            <text:p><text:s text:c="3"/>370,125</text:p>
          </table:table-cell>
          <table:table-cell table:style-name="ce26" office:value-type="float" office:value="72.96" calcext:value-type="float">
            <text:p><text:s text:c="3"/>72.96</text:p>
          </table:table-cell>
          <table:table-cell table:style-name="ce34" office:value-type="float" office:value="57022" calcext:value-type="float">
            <text:p><text:s text:c="3"/>57,022</text:p>
          </table:table-cell>
          <table:table-cell table:style-name="ce52" office:value-type="float" office:value="11.24" calcext:value-type="float">
            <text:p><text:s text:c="3"/>11.24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0794" calcext:value-type="float">
            <text:p><text:s text:c="3"/>560,794</text:p>
          </table:table-cell>
          <table:table-cell table:style-name="ce17" office:value-type="float" office:value="25361" calcext:value-type="float">
            <text:p><text:s text:c="3"/>25,361</text:p>
          </table:table-cell>
          <table:table-cell table:style-name="ce26" office:value-type="float" office:value="4.52" calcext:value-type="float">
            <text:p><text:s text:c="3"/>4.52</text:p>
          </table:table-cell>
          <table:table-cell table:style-name="ce17" office:value-type="float" office:value="36947" calcext:value-type="float">
            <text:p><text:s text:c="3"/>36,947</text:p>
          </table:table-cell>
          <table:table-cell table:style-name="ce26" office:value-type="float" office:value="6.59" calcext:value-type="float">
            <text:p><text:s text:c="3"/>6.59</text:p>
          </table:table-cell>
          <table:table-cell table:style-name="ce17" office:value-type="float" office:value="70461" calcext:value-type="float">
            <text:p><text:s text:c="3"/>70,461</text:p>
          </table:table-cell>
          <table:table-cell table:style-name="ce26" office:value-type="float" office:value="12.56" calcext:value-type="float">
            <text:p><text:s text:c="3"/>12.56</text:p>
          </table:table-cell>
          <table:table-cell table:style-name="ce34" office:value-type="float" office:value="47459" calcext:value-type="float">
            <text:p><text:s text:c="3"/>47,459</text:p>
          </table:table-cell>
          <table:table-cell table:style-name="ce26" office:value-type="float" office:value="8.46" calcext:value-type="float">
            <text:p><text:s text:c="3"/>8.46</text:p>
          </table:table-cell>
          <table:table-cell table:style-name="ce41" office:value-type="float" office:value="426278" calcext:value-type="float">
            <text:p><text:s text:c="3"/>426,278</text:p>
          </table:table-cell>
          <table:table-cell table:style-name="ce26" office:value-type="float" office:value="76.01" calcext:value-type="float">
            <text:p><text:s text:c="3"/>76.01</text:p>
          </table:table-cell>
          <table:table-cell table:style-name="ce34" office:value-type="float" office:value="74300" calcext:value-type="float">
            <text:p><text:s text:c="3"/>74,300</text:p>
          </table:table-cell>
          <table:table-cell table:style-name="ce52" office:value-type="float" office:value="13.25" calcext:value-type="float">
            <text:p><text:s text:c="3"/>13.2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縣</text:p>
          </table:table-cell>
          <table:table-cell table:style-name="ce17" office:value-type="float" office:value="1559433" calcext:value-type="float">
            <text:p><text:s text:c="3"/>1,559,433</text:p>
          </table:table-cell>
          <table:table-cell table:style-name="ce17" office:value-type="float" office:value="74736" calcext:value-type="float">
            <text:p><text:s text:c="3"/>74,736</text:p>
          </table:table-cell>
          <table:table-cell table:style-name="ce26" office:value-type="float" office:value="4.79" calcext:value-type="float">
            <text:p><text:s text:c="3"/>4.79</text:p>
          </table:table-cell>
          <table:table-cell table:style-name="ce17" office:value-type="float" office:value="108469" calcext:value-type="float">
            <text:p><text:s text:c="3"/>108,469</text:p>
          </table:table-cell>
          <table:table-cell table:style-name="ce26" office:value-type="float" office:value="6.96" calcext:value-type="float">
            <text:p><text:s text:c="3"/>6.96</text:p>
          </table:table-cell>
          <table:table-cell table:style-name="ce17" office:value-type="float" office:value="210686" calcext:value-type="float">
            <text:p><text:s text:c="3"/>210,686</text:p>
          </table:table-cell>
          <table:table-cell table:style-name="ce26" office:value-type="float" office:value="13.51" calcext:value-type="float">
            <text:p><text:s text:c="3"/>13.51</text:p>
          </table:table-cell>
          <table:table-cell table:style-name="ce34" office:value-type="float" office:value="143562" calcext:value-type="float">
            <text:p><text:s text:c="3"/>143,562</text:p>
          </table:table-cell>
          <table:table-cell table:style-name="ce26" office:value-type="float" office:value="9.21" calcext:value-type="float">
            <text:p><text:s text:c="3"/>9.21</text:p>
          </table:table-cell>
          <table:table-cell table:style-name="ce41" office:value-type="float" office:value="1156639" calcext:value-type="float">
            <text:p><text:s text:c="3"/>1,156,639</text:p>
          </table:table-cell>
          <table:table-cell table:style-name="ce26" office:value-type="float" office:value="74.17" calcext:value-type="float">
            <text:p><text:s text:c="3"/>74.17</text:p>
          </table:table-cell>
          <table:table-cell table:style-name="ce34" office:value-type="float" office:value="136799" calcext:value-type="float">
            <text:p><text:s text:c="3"/>136,799</text:p>
          </table:table-cell>
          <table:table-cell table:style-name="ce52" office:value-type="float" office:value="8.77" calcext:value-type="float">
            <text:p><text:s text:c="3"/>8.77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彰化縣</text:p>
          </table:table-cell>
          <table:table-cell table:style-name="ce17" office:value-type="float" office:value="1312031" calcext:value-type="float">
            <text:p><text:s text:c="3"/>1,312,031</text:p>
          </table:table-cell>
          <table:table-cell table:style-name="ce17" office:value-type="float" office:value="61010" calcext:value-type="float">
            <text:p><text:s text:c="3"/>61,010</text:p>
          </table:table-cell>
          <table:table-cell table:style-name="ce26" office:value-type="float" office:value="4.65" calcext:value-type="float">
            <text:p><text:s text:c="3"/>4.65</text:p>
          </table:table-cell>
          <table:table-cell table:style-name="ce17" office:value-type="float" office:value="88659" calcext:value-type="float">
            <text:p><text:s text:c="3"/>88,659</text:p>
          </table:table-cell>
          <table:table-cell table:style-name="ce26" office:value-type="float" office:value="6.76" calcext:value-type="float">
            <text:p><text:s text:c="3"/>6.76</text:p>
          </table:table-cell>
          <table:table-cell table:style-name="ce17" office:value-type="float" office:value="170541" calcext:value-type="float">
            <text:p><text:s text:c="3"/>170,541</text:p>
          </table:table-cell>
          <table:table-cell table:style-name="ce26" office:value-type="float" office:value="13" calcext:value-type="float">
            <text:p><text:s text:c="3"/>13.00</text:p>
          </table:table-cell>
          <table:table-cell table:style-name="ce34" office:value-type="float" office:value="110928" calcext:value-type="float">
            <text:p><text:s text:c="3"/>110,928</text:p>
          </table:table-cell>
          <table:table-cell table:style-name="ce26" office:value-type="float" office:value="8.45" calcext:value-type="float">
            <text:p><text:s text:c="3"/>8.45</text:p>
          </table:table-cell>
          <table:table-cell table:style-name="ce41" office:value-type="float" office:value="991957" calcext:value-type="float">
            <text:p><text:s text:c="3"/>991,957</text:p>
          </table:table-cell>
          <table:table-cell table:style-name="ce26" office:value-type="float" office:value="75.6" calcext:value-type="float">
            <text:p><text:s text:c="3"/>75.60</text:p>
          </table:table-cell>
          <table:table-cell table:style-name="ce34" office:value-type="float" office:value="156063" calcext:value-type="float">
            <text:p><text:s text:c="3"/>156,063</text:p>
          </table:table-cell>
          <table:table-cell table:style-name="ce52" office:value-type="float" office:value="11.89" calcext:value-type="float">
            <text:p><text:s text:c="3"/>11.89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南投縣</text:p>
          </table:table-cell>
          <table:table-cell table:style-name="ce17" office:value-type="float" office:value="531177" calcext:value-type="float">
            <text:p><text:s text:c="3"/>531,177</text:p>
          </table:table-cell>
          <table:table-cell table:style-name="ce17" office:value-type="float" office:value="21689" calcext:value-type="float">
            <text:p><text:s text:c="3"/>21,689</text:p>
          </table:table-cell>
          <table:table-cell table:style-name="ce26" office:value-type="float" office:value="4.08" calcext:value-type="float">
            <text:p><text:s text:c="3"/>4.08</text:p>
          </table:table-cell>
          <table:table-cell table:style-name="ce17" office:value-type="float" office:value="31734" calcext:value-type="float">
            <text:p><text:s text:c="3"/>31,734</text:p>
          </table:table-cell>
          <table:table-cell table:style-name="ce26" office:value-type="float" office:value="5.97" calcext:value-type="float">
            <text:p><text:s text:c="3"/>5.97</text:p>
          </table:table-cell>
          <table:table-cell table:style-name="ce17" office:value-type="float" office:value="62645" calcext:value-type="float">
            <text:p><text:s text:c="3"/>62,645</text:p>
          </table:table-cell>
          <table:table-cell table:style-name="ce26" office:value-type="float" office:value="11.79" calcext:value-type="float">
            <text:p><text:s text:c="3"/>11.79</text:p>
          </table:table-cell>
          <table:table-cell table:style-name="ce34" office:value-type="float" office:value="44369" calcext:value-type="float">
            <text:p><text:s text:c="3"/>44,369</text:p>
          </table:table-cell>
          <table:table-cell table:style-name="ce26" office:value-type="float" office:value="8.35" calcext:value-type="float">
            <text:p><text:s text:c="3"/>8.35</text:p>
          </table:table-cell>
          <table:table-cell table:style-name="ce41" office:value-type="float" office:value="408998" calcext:value-type="float">
            <text:p><text:s text:c="3"/>408,998</text:p>
          </table:table-cell>
          <table:table-cell table:style-name="ce26" office:value-type="float" office:value="77" calcext:value-type="float">
            <text:p><text:s text:c="3"/>77.00</text:p>
          </table:table-cell>
          <table:table-cell table:style-name="ce34" office:value-type="float" office:value="70655" calcext:value-type="float">
            <text:p><text:s text:c="3"/>70,655</text:p>
          </table:table-cell>
          <table:table-cell table:style-name="ce52" office:value-type="float" office:value="13.3" calcext:value-type="float">
            <text:p><text:s text:c="3"/>13.3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23111" calcext:value-type="float">
            <text:p><text:s text:c="3"/>723,111</text:p>
          </table:table-cell>
          <table:table-cell table:style-name="ce17" office:value-type="float" office:value="31338" calcext:value-type="float">
            <text:p><text:s text:c="3"/>31,338</text:p>
          </table:table-cell>
          <table:table-cell table:style-name="ce26" office:value-type="float" office:value="4.33" calcext:value-type="float">
            <text:p><text:s text:c="3"/>4.33</text:p>
          </table:table-cell>
          <table:table-cell table:style-name="ce17" office:value-type="float" office:value="45474" calcext:value-type="float">
            <text:p><text:s text:c="3"/>45,474</text:p>
          </table:table-cell>
          <table:table-cell table:style-name="ce26" office:value-type="float" office:value="6.29" calcext:value-type="float">
            <text:p><text:s text:c="3"/>6.29</text:p>
          </table:table-cell>
          <table:table-cell table:style-name="ce17" office:value-type="float" office:value="87787" calcext:value-type="float">
            <text:p><text:s text:c="3"/>87,787</text:p>
          </table:table-cell>
          <table:table-cell table:style-name="ce26" office:value-type="float" office:value="12.14" calcext:value-type="float">
            <text:p><text:s text:c="3"/>12.14</text:p>
          </table:table-cell>
          <table:table-cell table:style-name="ce34" office:value-type="float" office:value="55270" calcext:value-type="float">
            <text:p><text:s text:c="3"/>55,270</text:p>
          </table:table-cell>
          <table:table-cell table:style-name="ce26" office:value-type="float" office:value="7.64" calcext:value-type="float">
            <text:p><text:s text:c="3"/>7.64</text:p>
          </table:table-cell>
          <table:table-cell table:style-name="ce41" office:value-type="float" office:value="561912" calcext:value-type="float">
            <text:p><text:s text:c="3"/>561,912</text:p>
          </table:table-cell>
          <table:table-cell table:style-name="ce26" office:value-type="float" office:value="77.71" calcext:value-type="float">
            <text:p><text:s text:c="3"/>77.71</text:p>
          </table:table-cell>
          <table:table-cell table:style-name="ce34" office:value-type="float" office:value="107146" calcext:value-type="float">
            <text:p><text:s text:c="3"/>107,146</text:p>
          </table:table-cell>
          <table:table-cell table:style-name="ce52" office:value-type="float" office:value="14.82" calcext:value-type="float">
            <text:p><text:s text:c="3"/>14.8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縣</text:p>
          </table:table-cell>
          <table:table-cell table:style-name="ce17" office:value-type="float" office:value="547642" calcext:value-type="float">
            <text:p><text:s text:c="3"/>547,642</text:p>
          </table:table-cell>
          <table:table-cell table:style-name="ce17" office:value-type="float" office:value="22888" calcext:value-type="float">
            <text:p><text:s text:c="3"/>22,888</text:p>
          </table:table-cell>
          <table:table-cell table:style-name="ce26" office:value-type="float" office:value="4.18" calcext:value-type="float">
            <text:p><text:s text:c="3"/>4.18</text:p>
          </table:table-cell>
          <table:table-cell table:style-name="ce17" office:value-type="float" office:value="32970" calcext:value-type="float">
            <text:p><text:s text:c="3"/>32,970</text:p>
          </table:table-cell>
          <table:table-cell table:style-name="ce26" office:value-type="float" office:value="6.02" calcext:value-type="float">
            <text:p><text:s text:c="3"/>6.02</text:p>
          </table:table-cell>
          <table:table-cell table:style-name="ce17" office:value-type="float" office:value="62581" calcext:value-type="float">
            <text:p><text:s text:c="3"/>62,581</text:p>
          </table:table-cell>
          <table:table-cell table:style-name="ce26" office:value-type="float" office:value="11.43" calcext:value-type="float">
            <text:p><text:s text:c="3"/>11.43</text:p>
          </table:table-cell>
          <table:table-cell table:style-name="ce34" office:value-type="float" office:value="40143" calcext:value-type="float">
            <text:p><text:s text:c="3"/>40,143</text:p>
          </table:table-cell>
          <table:table-cell table:style-name="ce26" office:value-type="float" office:value="7.33" calcext:value-type="float">
            <text:p><text:s text:c="3"/>7.33</text:p>
          </table:table-cell>
          <table:table-cell table:style-name="ce41" office:value-type="float" office:value="430480" calcext:value-type="float">
            <text:p><text:s text:c="3"/>430,480</text:p>
          </table:table-cell>
          <table:table-cell table:style-name="ce26" office:value-type="float" office:value="78.61" calcext:value-type="float">
            <text:p><text:s text:c="3"/>78.61</text:p>
          </table:table-cell>
          <table:table-cell table:style-name="ce34" office:value-type="float" office:value="84682" calcext:value-type="float">
            <text:p><text:s text:c="3"/>84,682</text:p>
          </table:table-cell>
          <table:table-cell table:style-name="ce52" office:value-type="float" office:value="15.46" calcext:value-type="float">
            <text:p><text:s text:c="3"/>15.4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縣</text:p>
          </table:table-cell>
          <table:table-cell table:style-name="ce17" office:value-type="float" office:value="1103761" calcext:value-type="float">
            <text:p><text:s text:c="3"/>1,103,761</text:p>
          </table:table-cell>
          <table:table-cell table:style-name="ce17" office:value-type="float" office:value="43271" calcext:value-type="float">
            <text:p><text:s text:c="3"/>43,271</text:p>
          </table:table-cell>
          <table:table-cell table:style-name="ce26" office:value-type="float" office:value="3.92" calcext:value-type="float">
            <text:p><text:s text:c="3"/>3.92</text:p>
          </table:table-cell>
          <table:table-cell table:style-name="ce17" office:value-type="float" office:value="62359" calcext:value-type="float">
            <text:p><text:s text:c="3"/>62,359</text:p>
          </table:table-cell>
          <table:table-cell table:style-name="ce26" office:value-type="float" office:value="5.65" calcext:value-type="float">
            <text:p><text:s text:c="3"/>5.65</text:p>
          </table:table-cell>
          <table:table-cell table:style-name="ce17" office:value-type="float" office:value="121507" calcext:value-type="float">
            <text:p><text:s text:c="3"/>121,507</text:p>
          </table:table-cell>
          <table:table-cell table:style-name="ce26" office:value-type="float" office:value="11.01" calcext:value-type="float">
            <text:p><text:s text:c="3"/>11.01</text:p>
          </table:table-cell>
          <table:table-cell table:style-name="ce34" office:value-type="float" office:value="86078" calcext:value-type="float">
            <text:p><text:s text:c="3"/>86,078</text:p>
          </table:table-cell>
          <table:table-cell table:style-name="ce26" office:value-type="float" office:value="7.8" calcext:value-type="float">
            <text:p><text:s text:c="3"/>7.80</text:p>
          </table:table-cell>
          <table:table-cell table:style-name="ce41" office:value-type="float" office:value="865326" calcext:value-type="float">
            <text:p><text:s text:c="3"/>865,326</text:p>
          </table:table-cell>
          <table:table-cell table:style-name="ce26" office:value-type="float" office:value="78.4" calcext:value-type="float">
            <text:p><text:s text:c="3"/>78.40</text:p>
          </table:table-cell>
          <table:table-cell table:style-name="ce34" office:value-type="float" office:value="141843" calcext:value-type="float">
            <text:p><text:s text:c="3"/>141,843</text:p>
          </table:table-cell>
          <table:table-cell table:style-name="ce52" office:value-type="float" office:value="12.85" calcext:value-type="float">
            <text:p><text:s text:c="3"/>12.8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高雄縣</text:p>
          </table:table-cell>
          <table:table-cell table:style-name="ce17" office:value-type="float" office:value="1242493" calcext:value-type="float">
            <text:p><text:s text:c="3"/>1,242,493</text:p>
          </table:table-cell>
          <table:table-cell table:style-name="ce17" office:value-type="float" office:value="52038" calcext:value-type="float">
            <text:p><text:s text:c="3"/>52,038</text:p>
          </table:table-cell>
          <table:table-cell table:style-name="ce26" office:value-type="float" office:value="4.19" calcext:value-type="float">
            <text:p><text:s text:c="3"/>4.19</text:p>
          </table:table-cell>
          <table:table-cell table:style-name="ce17" office:value-type="float" office:value="74502" calcext:value-type="float">
            <text:p><text:s text:c="3"/>74,502</text:p>
          </table:table-cell>
          <table:table-cell table:style-name="ce26" office:value-type="float" office:value="6" calcext:value-type="float">
            <text:p><text:s text:c="3"/>6.00</text:p>
          </table:table-cell>
          <table:table-cell table:style-name="ce17" office:value-type="float" office:value="142367" calcext:value-type="float">
            <text:p><text:s text:c="3"/>142,367</text:p>
          </table:table-cell>
          <table:table-cell table:style-name="ce26" office:value-type="float" office:value="11.46" calcext:value-type="float">
            <text:p><text:s text:c="3"/>11.46</text:p>
          </table:table-cell>
          <table:table-cell table:style-name="ce34" office:value-type="float" office:value="100323" calcext:value-type="float">
            <text:p><text:s text:c="3"/>100,323</text:p>
          </table:table-cell>
          <table:table-cell table:style-name="ce26" office:value-type="float" office:value="8.07" calcext:value-type="float">
            <text:p><text:s text:c="3"/>8.07</text:p>
          </table:table-cell>
          <table:table-cell table:style-name="ce41" office:value-type="float" office:value="964429" calcext:value-type="float">
            <text:p><text:s text:c="3"/>964,429</text:p>
          </table:table-cell>
          <table:table-cell table:style-name="ce26" office:value-type="float" office:value="77.62" calcext:value-type="float">
            <text:p><text:s text:c="3"/>77.62</text:p>
          </table:table-cell>
          <table:table-cell table:style-name="ce34" office:value-type="float" office:value="127049" calcext:value-type="float">
            <text:p><text:s text:c="3"/>127,049</text:p>
          </table:table-cell>
          <table:table-cell table:style-name="ce52" office:value-type="float" office:value="10.23" calcext:value-type="float">
            <text:p><text:s text:c="3"/>10.23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屏東縣</text:p>
          </table:table-cell>
          <table:table-cell table:style-name="ce17" office:value-type="float" office:value="882921" calcext:value-type="float">
            <text:p><text:s text:c="3"/>882,921</text:p>
          </table:table-cell>
          <table:table-cell table:style-name="ce17" office:value-type="float" office:value="34802" calcext:value-type="float">
            <text:p><text:s text:c="3"/>34,802</text:p>
          </table:table-cell>
          <table:table-cell table:style-name="ce26" office:value-type="float" office:value="3.94" calcext:value-type="float">
            <text:p><text:s text:c="3"/>3.94</text:p>
          </table:table-cell>
          <table:table-cell table:style-name="ce17" office:value-type="float" office:value="51063" calcext:value-type="float">
            <text:p><text:s text:c="3"/>51,063</text:p>
          </table:table-cell>
          <table:table-cell table:style-name="ce26" office:value-type="float" office:value="5.78" calcext:value-type="float">
            <text:p><text:s text:c="3"/>5.78</text:p>
          </table:table-cell>
          <table:table-cell table:style-name="ce17" office:value-type="float" office:value="101590" calcext:value-type="float">
            <text:p><text:s text:c="3"/>101,590</text:p>
          </table:table-cell>
          <table:table-cell table:style-name="ce26" office:value-type="float" office:value="11.51" calcext:value-type="float">
            <text:p><text:s text:c="3"/>11.51</text:p>
          </table:table-cell>
          <table:table-cell table:style-name="ce34" office:value-type="float" office:value="73099" calcext:value-type="float">
            <text:p><text:s text:c="3"/>73,099</text:p>
          </table:table-cell>
          <table:table-cell table:style-name="ce26" office:value-type="float" office:value="8.28" calcext:value-type="float">
            <text:p><text:s text:c="3"/>8.28</text:p>
          </table:table-cell>
          <table:table-cell table:style-name="ce41" office:value-type="float" office:value="684020" calcext:value-type="float">
            <text:p><text:s text:c="3"/>684,020</text:p>
          </table:table-cell>
          <table:table-cell table:style-name="ce26" office:value-type="float" office:value="77.47" calcext:value-type="float">
            <text:p><text:s text:c="3"/>77.47</text:p>
          </table:table-cell>
          <table:table-cell table:style-name="ce34" office:value-type="float" office:value="109443" calcext:value-type="float">
            <text:p><text:s text:c="3"/>109,443</text:p>
          </table:table-cell>
          <table:table-cell table:style-name="ce52" office:value-type="float" office:value="12.4" calcext:value-type="float">
            <text:p><text:s text:c="3"/>12.40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東縣</text:p>
          </table:table-cell>
          <table:table-cell table:style-name="ce17" office:value-type="float" office:value="232277" calcext:value-type="float">
            <text:p><text:s text:c="3"/>232,277</text:p>
          </table:table-cell>
          <table:table-cell table:style-name="ce17" office:value-type="float" office:value="10213" calcext:value-type="float">
            <text:p><text:s text:c="3"/>10,213</text:p>
          </table:table-cell>
          <table:table-cell table:style-name="ce26" office:value-type="float" office:value="4.4" calcext:value-type="float">
            <text:p><text:s text:c="3"/>4.40</text:p>
          </table:table-cell>
          <table:table-cell table:style-name="ce17" office:value-type="float" office:value="14701" calcext:value-type="float">
            <text:p><text:s text:c="3"/>14,701</text:p>
          </table:table-cell>
          <table:table-cell table:style-name="ce26" office:value-type="float" office:value="6.33" calcext:value-type="float">
            <text:p><text:s text:c="3"/>6.33</text:p>
          </table:table-cell>
          <table:table-cell table:style-name="ce17" office:value-type="float" office:value="28316" calcext:value-type="float">
            <text:p><text:s text:c="3"/>28,316</text:p>
          </table:table-cell>
          <table:table-cell table:style-name="ce26" office:value-type="float" office:value="12.19" calcext:value-type="float">
            <text:p><text:s text:c="3"/>12.19</text:p>
          </table:table-cell>
          <table:table-cell table:style-name="ce34" office:value-type="float" office:value="18790" calcext:value-type="float">
            <text:p><text:s text:c="3"/>18,790</text:p>
          </table:table-cell>
          <table:table-cell table:style-name="ce26" office:value-type="float" office:value="8.09" calcext:value-type="float">
            <text:p><text:s text:c="3"/>8.09</text:p>
          </table:table-cell>
          <table:table-cell table:style-name="ce41" office:value-type="float" office:value="178910" calcext:value-type="float">
            <text:p><text:s text:c="3"/>178,910</text:p>
          </table:table-cell>
          <table:table-cell table:style-name="ce26" office:value-type="float" office:value="77.02" calcext:value-type="float">
            <text:p><text:s text:c="3"/>77.02</text:p>
          </table:table-cell>
          <table:table-cell table:style-name="ce34" office:value-type="float" office:value="30100" calcext:value-type="float">
            <text:p><text:s text:c="3"/>30,100</text:p>
          </table:table-cell>
          <table:table-cell table:style-name="ce52" office:value-type="float" office:value="12.96" calcext:value-type="float">
            <text:p><text:s text:c="3"/>12.96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花蓮縣</text:p>
          </table:table-cell>
          <table:table-cell table:style-name="ce17" office:value-type="float" office:value="340947" calcext:value-type="float">
            <text:p><text:s text:c="3"/>340,947</text:p>
          </table:table-cell>
          <table:table-cell table:style-name="ce17" office:value-type="float" office:value="14153" calcext:value-type="float">
            <text:p><text:s text:c="3"/>14,153</text:p>
          </table:table-cell>
          <table:table-cell table:style-name="ce26" office:value-type="float" office:value="4.15" calcext:value-type="float">
            <text:p><text:s text:c="3"/>4.15</text:p>
          </table:table-cell>
          <table:table-cell table:style-name="ce17" office:value-type="float" office:value="20607" calcext:value-type="float">
            <text:p><text:s text:c="3"/>20,607</text:p>
          </table:table-cell>
          <table:table-cell table:style-name="ce26" office:value-type="float" office:value="6.04" calcext:value-type="float">
            <text:p><text:s text:c="3"/>6.04</text:p>
          </table:table-cell>
          <table:table-cell table:style-name="ce17" office:value-type="float" office:value="40274" calcext:value-type="float">
            <text:p><text:s text:c="3"/>40,274</text:p>
          </table:table-cell>
          <table:table-cell table:style-name="ce26" office:value-type="float" office:value="11.81" calcext:value-type="float">
            <text:p><text:s text:c="3"/>11.81</text:p>
          </table:table-cell>
          <table:table-cell table:style-name="ce34" office:value-type="float" office:value="28893" calcext:value-type="float">
            <text:p><text:s text:c="3"/>28,893</text:p>
          </table:table-cell>
          <table:table-cell table:style-name="ce26" office:value-type="float" office:value="8.47" calcext:value-type="float">
            <text:p><text:s text:c="3"/>8.47</text:p>
          </table:table-cell>
          <table:table-cell table:style-name="ce41" office:value-type="float" office:value="262271" calcext:value-type="float">
            <text:p><text:s text:c="3"/>262,271</text:p>
          </table:table-cell>
          <table:table-cell table:style-name="ce26" office:value-type="float" office:value="76.92" calcext:value-type="float">
            <text:p><text:s text:c="3"/>76.92</text:p>
          </table:table-cell>
          <table:table-cell table:style-name="ce34" office:value-type="float" office:value="42101" calcext:value-type="float">
            <text:p><text:s text:c="3"/>42,101</text:p>
          </table:table-cell>
          <table:table-cell table:style-name="ce52" office:value-type="float" office:value="12.35" calcext:value-type="float">
            <text:p><text:s text:c="3"/>12.35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澎湖縣</text:p>
          </table:table-cell>
          <table:table-cell table:style-name="ce17" office:value-type="float" office:value="95156" calcext:value-type="float">
            <text:p><text:s text:c="3"/>95,156</text:p>
          </table:table-cell>
          <table:table-cell table:style-name="ce17" office:value-type="float" office:value="3957" calcext:value-type="float">
            <text:p><text:s text:c="3"/>3,957</text:p>
          </table:table-cell>
          <table:table-cell table:style-name="ce26" office:value-type="float" office:value="4.16" calcext:value-type="float">
            <text:p><text:s text:c="3"/>4.16</text:p>
          </table:table-cell>
          <table:table-cell table:style-name="ce17" office:value-type="float" office:value="5667" calcext:value-type="float">
            <text:p><text:s text:c="3"/>5,667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10594" calcext:value-type="float">
            <text:p><text:s text:c="3"/>10,594</text:p>
          </table:table-cell>
          <table:table-cell table:style-name="ce26" office:value-type="float" office:value="11.13" calcext:value-type="float">
            <text:p><text:s text:c="3"/>11.13</text:p>
          </table:table-cell>
          <table:table-cell table:style-name="ce34" office:value-type="float" office:value="6797" calcext:value-type="float">
            <text:p><text:s text:c="3"/>6,797</text:p>
          </table:table-cell>
          <table:table-cell table:style-name="ce26" office:value-type="float" office:value="7.14" calcext:value-type="float">
            <text:p><text:s text:c="3"/>7.14</text:p>
          </table:table-cell>
          <table:table-cell table:style-name="ce41" office:value-type="float" office:value="75263" calcext:value-type="float">
            <text:p><text:s text:c="3"/>75,263</text:p>
          </table:table-cell>
          <table:table-cell table:style-name="ce26" office:value-type="float" office:value="79.09" calcext:value-type="float">
            <text:p><text:s text:c="3"/>79.09</text:p>
          </table:table-cell>
          <table:table-cell table:style-name="ce34" office:value-type="float" office:value="13975" calcext:value-type="float">
            <text:p><text:s text:c="3"/>13,975</text:p>
          </table:table-cell>
          <table:table-cell table:style-name="ce52" office:value-type="float" office:value="14.69" calcext:value-type="float">
            <text:p><text:s text:c="3"/>14.69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基隆市</text:p>
          </table:table-cell>
          <table:table-cell table:style-name="ce17" office:value-type="float" office:value="388684" calcext:value-type="float">
            <text:p><text:s text:c="3"/>388,684</text:p>
          </table:table-cell>
          <table:table-cell table:style-name="ce17" office:value-type="float" office:value="14234" calcext:value-type="float">
            <text:p><text:s text:c="3"/>14,234</text:p>
          </table:table-cell>
          <table:table-cell table:style-name="ce26" office:value-type="float" office:value="3.66" calcext:value-type="float">
            <text:p><text:s text:c="3"/>3.66</text:p>
          </table:table-cell>
          <table:table-cell table:style-name="ce17" office:value-type="float" office:value="20957" calcext:value-type="float">
            <text:p><text:s text:c="3"/>20,957</text:p>
          </table:table-cell>
          <table:table-cell table:style-name="ce26" office:value-type="float" office:value="5.39" calcext:value-type="float">
            <text:p><text:s text:c="3"/>5.39</text:p>
          </table:table-cell>
          <table:table-cell table:style-name="ce17" office:value-type="float" office:value="43165" calcext:value-type="float">
            <text:p><text:s text:c="3"/>43,165</text:p>
          </table:table-cell>
          <table:table-cell table:style-name="ce26" office:value-type="float" office:value="11.11" calcext:value-type="float">
            <text:p><text:s text:c="3"/>11.11</text:p>
          </table:table-cell>
          <table:table-cell table:style-name="ce34" office:value-type="float" office:value="33187" calcext:value-type="float">
            <text:p><text:s text:c="3"/>33,187</text:p>
          </table:table-cell>
          <table:table-cell table:style-name="ce26" office:value-type="float" office:value="8.54" calcext:value-type="float">
            <text:p><text:s text:c="3"/>8.54</text:p>
          </table:table-cell>
          <table:table-cell table:style-name="ce41" office:value-type="float" office:value="301081" calcext:value-type="float">
            <text:p><text:s text:c="3"/>301,081</text:p>
          </table:table-cell>
          <table:table-cell table:style-name="ce26" office:value-type="float" office:value="77.46" calcext:value-type="float">
            <text:p><text:s text:c="3"/>77.46</text:p>
          </table:table-cell>
          <table:table-cell table:style-name="ce34" office:value-type="float" office:value="42285" calcext:value-type="float">
            <text:p><text:s text:c="3"/>42,285</text:p>
          </table:table-cell>
          <table:table-cell table:style-name="ce52" office:value-type="float" office:value="10.88" calcext:value-type="float">
            <text:p><text:s text:c="3"/>10.88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新竹市</text:p>
          </table:table-cell>
          <table:table-cell table:style-name="ce17" office:value-type="float" office:value="408869" calcext:value-type="float">
            <text:p><text:s text:c="3"/>408,869</text:p>
          </table:table-cell>
          <table:table-cell table:style-name="ce17" office:value-type="float" office:value="24372" calcext:value-type="float">
            <text:p><text:s text:c="3"/>24,372</text:p>
          </table:table-cell>
          <table:table-cell table:style-name="ce26" office:value-type="float" office:value="5.96" calcext:value-type="float">
            <text:p><text:s text:c="3"/>5.96</text:p>
          </table:table-cell>
          <table:table-cell table:style-name="ce17" office:value-type="float" office:value="34363" calcext:value-type="float">
            <text:p><text:s text:c="3"/>34,363</text:p>
          </table:table-cell>
          <table:table-cell table:style-name="ce26" office:value-type="float" office:value="8.4" calcext:value-type="float">
            <text:p><text:s text:c="3"/>8.40</text:p>
          </table:table-cell>
          <table:table-cell table:style-name="ce17" office:value-type="float" office:value="62667" calcext:value-type="float">
            <text:p><text:s text:c="3"/>62,667</text:p>
          </table:table-cell>
          <table:table-cell table:style-name="ce26" office:value-type="float" office:value="15.33" calcext:value-type="float">
            <text:p><text:s text:c="3"/>15.33</text:p>
          </table:table-cell>
          <table:table-cell table:style-name="ce34" office:value-type="float" office:value="35450" calcext:value-type="float">
            <text:p><text:s text:c="3"/>35,450</text:p>
          </table:table-cell>
          <table:table-cell table:style-name="ce26" office:value-type="float" office:value="8.67" calcext:value-type="float">
            <text:p><text:s text:c="3"/>8.67</text:p>
          </table:table-cell>
          <table:table-cell table:style-name="ce41" office:value-type="float" office:value="299526" calcext:value-type="float">
            <text:p><text:s text:c="3"/>299,526</text:p>
          </table:table-cell>
          <table:table-cell table:style-name="ce26" office:value-type="float" office:value="73.26" calcext:value-type="float">
            <text:p><text:s text:c="3"/>73.26</text:p>
          </table:table-cell>
          <table:table-cell table:style-name="ce34" office:value-type="float" office:value="38114" calcext:value-type="float">
            <text:p><text:s text:c="3"/>38,114</text:p>
          </table:table-cell>
          <table:table-cell table:style-name="ce52" office:value-type="float" office:value="9.32" calcext:value-type="float">
            <text:p><text:s text:c="3"/>9.32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中市</text:p>
          </table:table-cell>
          <table:table-cell table:style-name="ce17" office:value-type="float" office:value="1070657" calcext:value-type="float">
            <text:p><text:s text:c="3"/>1,070,657</text:p>
          </table:table-cell>
          <table:table-cell table:style-name="ce17" office:value-type="float" office:value="48249" calcext:value-type="float">
            <text:p><text:s text:c="3"/>48,249</text:p>
          </table:table-cell>
          <table:table-cell table:style-name="ce26" office:value-type="float" office:value="4.51" calcext:value-type="float">
            <text:p><text:s text:c="3"/>4.51</text:p>
          </table:table-cell>
          <table:table-cell table:style-name="ce17" office:value-type="float" office:value="71639" calcext:value-type="float">
            <text:p><text:s text:c="3"/>71,639</text:p>
          </table:table-cell>
          <table:table-cell table:style-name="ce26" office:value-type="float" office:value="6.69" calcext:value-type="float">
            <text:p><text:s text:c="3"/>6.69</text:p>
          </table:table-cell>
          <table:table-cell table:style-name="ce17" office:value-type="float" office:value="147502" calcext:value-type="float">
            <text:p><text:s text:c="3"/>147,502</text:p>
          </table:table-cell>
          <table:table-cell table:style-name="ce26" office:value-type="float" office:value="13.78" calcext:value-type="float">
            <text:p><text:s text:c="3"/>13.78</text:p>
          </table:table-cell>
          <table:table-cell table:style-name="ce34" office:value-type="float" office:value="101306" calcext:value-type="float">
            <text:p><text:s text:c="3"/>101,306</text:p>
          </table:table-cell>
          <table:table-cell table:style-name="ce26" office:value-type="float" office:value="9.46" calcext:value-type="float">
            <text:p><text:s text:c="3"/>9.46</text:p>
          </table:table-cell>
          <table:table-cell table:style-name="ce41" office:value-type="float" office:value="790693" calcext:value-type="float">
            <text:p><text:s text:c="3"/>790,693</text:p>
          </table:table-cell>
          <table:table-cell table:style-name="ce26" office:value-type="float" office:value="73.85" calcext:value-type="float">
            <text:p><text:s text:c="3"/>73.85</text:p>
          </table:table-cell>
          <table:table-cell table:style-name="ce34" office:value-type="float" office:value="86013" calcext:value-type="float">
            <text:p><text:s text:c="3"/>86,013</text:p>
          </table:table-cell>
          <table:table-cell table:style-name="ce52" office:value-type="float" office:value="8.03" calcext:value-type="float">
            <text:p><text:s text:c="3"/>8.0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嘉義市</text:p>
          </table:table-cell>
          <table:table-cell table:style-name="ce17" office:value-type="float" office:value="274127" calcext:value-type="float">
            <text:p><text:s text:c="3"/>274,127</text:p>
          </table:table-cell>
          <table:table-cell table:style-name="ce17" office:value-type="float" office:value="11131" calcext:value-type="float">
            <text:p><text:s text:c="3"/>11,131</text:p>
          </table:table-cell>
          <table:table-cell table:style-name="ce26" office:value-type="float" office:value="4.06" calcext:value-type="float">
            <text:p><text:s text:c="3"/>4.06</text:p>
          </table:table-cell>
          <table:table-cell table:style-name="ce17" office:value-type="float" office:value="17174" calcext:value-type="float">
            <text:p><text:s text:c="3"/>17,174</text:p>
          </table:table-cell>
          <table:table-cell table:style-name="ce26" office:value-type="float" office:value="6.26" calcext:value-type="float">
            <text:p><text:s text:c="3"/>6.26</text:p>
          </table:table-cell>
          <table:table-cell table:style-name="ce17" office:value-type="float" office:value="36951" calcext:value-type="float">
            <text:p><text:s text:c="3"/>36,951</text:p>
          </table:table-cell>
          <table:table-cell table:style-name="ce26" office:value-type="float" office:value="13.48" calcext:value-type="float">
            <text:p><text:s text:c="3"/>13.48</text:p>
          </table:table-cell>
          <table:table-cell table:style-name="ce34" office:value-type="float" office:value="25895" calcext:value-type="float">
            <text:p><text:s text:c="3"/>25,895</text:p>
          </table:table-cell>
          <table:table-cell table:style-name="ce26" office:value-type="float" office:value="9.45" calcext:value-type="float">
            <text:p><text:s text:c="3"/>9.45</text:p>
          </table:table-cell>
          <table:table-cell table:style-name="ce41" office:value-type="float" office:value="203724" calcext:value-type="float">
            <text:p><text:s text:c="3"/>203,724</text:p>
          </table:table-cell>
          <table:table-cell table:style-name="ce26" office:value-type="float" office:value="74.32" calcext:value-type="float">
            <text:p><text:s text:c="3"/>74.32</text:p>
          </table:table-cell>
          <table:table-cell table:style-name="ce34" office:value-type="float" office:value="29412" calcext:value-type="float">
            <text:p><text:s text:c="3"/>29,412</text:p>
          </table:table-cell>
          <table:table-cell table:style-name="ce52" office:value-type="float" office:value="10.73" calcext:value-type="float">
            <text:p><text:s text:c="3"/>10.73</text:p>
          </table:table-cell>
          <table:table-cell table:number-columns-repeated="1010"/>
        </table:table-row>
        <table:table-row table:style-name="ro1">
          <table:table-cell table:style-name="ce8" office:value-type="string" calcext:value-type="string">
            <text:p>臺南市</text:p>
          </table:table-cell>
          <table:table-cell table:style-name="ce17" office:value-type="float" office:value="770162" calcext:value-type="float">
            <text:p><text:s text:c="3"/>770,162</text:p>
          </table:table-cell>
          <table:table-cell table:style-name="ce17" office:value-type="float" office:value="32117" calcext:value-type="float">
            <text:p><text:s text:c="3"/>32,117</text:p>
          </table:table-cell>
          <table:table-cell table:style-name="ce26" office:value-type="float" office:value="4.17" calcext:value-type="float">
            <text:p><text:s text:c="3"/>4.17</text:p>
          </table:table-cell>
          <table:table-cell table:style-name="ce17" office:value-type="float" office:value="46766" calcext:value-type="float">
            <text:p><text:s text:c="3"/>46,766</text:p>
          </table:table-cell>
          <table:table-cell table:style-name="ce26" office:value-type="float" office:value="6.07" calcext:value-type="float">
            <text:p><text:s text:c="3"/>6.07</text:p>
          </table:table-cell>
          <table:table-cell table:style-name="ce17" office:value-type="float" office:value="93724" calcext:value-type="float">
            <text:p><text:s text:c="3"/>93,724</text:p>
          </table:table-cell>
          <table:table-cell table:style-name="ce26" office:value-type="float" office:value="12.17" calcext:value-type="float">
            <text:p><text:s text:c="3"/>12.17</text:p>
          </table:table-cell>
          <table:table-cell table:style-name="ce34" office:value-type="float" office:value="66004" calcext:value-type="float">
            <text:p><text:s text:c="3"/>66,004</text:p>
          </table:table-cell>
          <table:table-cell table:style-name="ce26" office:value-type="float" office:value="8.57" calcext:value-type="float">
            <text:p><text:s text:c="3"/>8.57</text:p>
          </table:table-cell>
          <table:table-cell table:style-name="ce41" office:value-type="float" office:value="589019" calcext:value-type="float">
            <text:p><text:s text:c="3"/>589,019</text:p>
          </table:table-cell>
          <table:table-cell table:style-name="ce26" office:value-type="float" office:value="76.48" calcext:value-type="float">
            <text:p><text:s text:c="3"/>76.48</text:p>
          </table:table-cell>
          <table:table-cell table:style-name="ce34" office:value-type="float" office:value="72656" calcext:value-type="float">
            <text:p><text:s text:c="3"/>72,656</text:p>
          </table:table-cell>
          <table:table-cell table:style-name="ce52" office:value-type="float" office:value="9.43" calcext:value-type="float">
            <text:p><text:s text:c="3"/>9.43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<text:s/>臺 北 市</text:p>
          </table:table-cell>
          <table:table-cell table:style-name="ce18" office:value-type="float" office:value="2615285" calcext:value-type="float">
            <text:p><text:s text:c="3"/>2,615,285</text:p>
          </table:table-cell>
          <table:table-cell table:style-name="ce18" office:value-type="float" office:value="108285" calcext:value-type="float">
            <text:p><text:s text:c="3"/>108,285</text:p>
          </table:table-cell>
          <table:table-cell table:style-name="ce25" office:value-type="float" office:value="4.14" calcext:value-type="float">
            <text:p><text:s text:c="3"/>4.14</text:p>
          </table:table-cell>
          <table:table-cell table:style-name="ce18" office:value-type="float" office:value="154177" calcext:value-type="float">
            <text:p><text:s text:c="3"/>154,177</text:p>
          </table:table-cell>
          <table:table-cell table:style-name="ce25" office:value-type="float" office:value="5.9" calcext:value-type="float">
            <text:p><text:s text:c="3"/>5.90</text:p>
          </table:table-cell>
          <table:table-cell table:style-name="ce18" office:value-type="float" office:value="298452" calcext:value-type="float">
            <text:p><text:s text:c="3"/>298,452</text:p>
          </table:table-cell>
          <table:table-cell table:style-name="ce25" office:value-type="float" office:value="11.41" calcext:value-type="float">
            <text:p><text:s text:c="3"/>11.41</text:p>
          </table:table-cell>
          <table:table-cell table:style-name="ce35" office:value-type="float" office:value="199006" calcext:value-type="float">
            <text:p><text:s text:c="3"/>199,006</text:p>
          </table:table-cell>
          <table:table-cell table:style-name="ce25" office:value-type="float" office:value="7.61" calcext:value-type="float">
            <text:p><text:s text:c="3"/>7.61</text:p>
          </table:table-cell>
          <table:table-cell table:style-name="ce42" office:value-type="float" office:value="2053822" calcext:value-type="float">
            <text:p><text:s text:c="3"/>2,053,822</text:p>
          </table:table-cell>
          <table:table-cell table:style-name="ce25" office:value-type="float" office:value="78.53" calcext:value-type="float">
            <text:p><text:s text:c="3"/>78.53</text:p>
          </table:table-cell>
          <table:table-cell table:style-name="ce35" office:value-type="float" office:value="325615" calcext:value-type="float">
            <text:p><text:s text:c="3"/>325,615</text:p>
          </table:table-cell>
          <table:table-cell table:style-name="ce51" office:value-type="float" office:value="12.45" calcext:value-type="float">
            <text:p><text:s text:c="3"/>12.45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高 雄 市</text:p>
          </table:table-cell>
          <table:table-cell table:style-name="ce18" office:value-type="float" office:value="1526921" calcext:value-type="float">
            <text:p><text:s text:c="3"/>1,526,921</text:p>
          </table:table-cell>
          <table:table-cell table:style-name="ce18" office:value-type="float" office:value="61165" calcext:value-type="float">
            <text:p><text:s text:c="3"/>61,165</text:p>
          </table:table-cell>
          <table:table-cell table:style-name="ce25" office:value-type="float" office:value="4.01" calcext:value-type="float">
            <text:p><text:s text:c="3"/>4.01</text:p>
          </table:table-cell>
          <table:table-cell table:style-name="ce18" office:value-type="float" office:value="89829" calcext:value-type="float">
            <text:p><text:s text:c="3"/>89,829</text:p>
          </table:table-cell>
          <table:table-cell table:style-name="ce25" office:value-type="float" office:value="5.88" calcext:value-type="float">
            <text:p><text:s text:c="3"/>5.88</text:p>
          </table:table-cell>
          <table:table-cell table:style-name="ce18" office:value-type="float" office:value="180293" calcext:value-type="float">
            <text:p><text:s text:c="3"/>180,293</text:p>
          </table:table-cell>
          <table:table-cell table:style-name="ce25" office:value-type="float" office:value="11.81" calcext:value-type="float">
            <text:p><text:s text:c="3"/>11.81</text:p>
          </table:table-cell>
          <table:table-cell table:style-name="ce35" office:value-type="float" office:value="124158" calcext:value-type="float">
            <text:p><text:s text:c="3"/>124,158</text:p>
          </table:table-cell>
          <table:table-cell table:style-name="ce25" office:value-type="float" office:value="8.13" calcext:value-type="float">
            <text:p><text:s text:c="3"/>8.13</text:p>
          </table:table-cell>
          <table:table-cell table:style-name="ce42" office:value-type="float" office:value="1181845" calcext:value-type="float">
            <text:p><text:s text:c="3"/>1,181,845</text:p>
          </table:table-cell>
          <table:table-cell table:style-name="ce25" office:value-type="float" office:value="77.4" calcext:value-type="float">
            <text:p><text:s text:c="3"/>77.40</text:p>
          </table:table-cell>
          <table:table-cell table:style-name="ce35" office:value-type="float" office:value="149167" calcext:value-type="float">
            <text:p><text:s text:c="3"/>149,167</text:p>
          </table:table-cell>
          <table:table-cell table:style-name="ce51" office:value-type="float" office:value="9.77" calcext:value-type="float">
            <text:p><text:s text:c="3"/>9.77</text:p>
          </table:table-cell>
          <table:table-cell table:number-columns-repeated="1010"/>
        </table:table-row>
        <table:table-row table:style-name="ro5">
          <table:table-cell table:style-name="ce6" office:value-type="string" calcext:value-type="string">
            <text:p><text:s/>福 建 省</text:p>
          </table:table-cell>
          <table:table-cell table:style-name="ce18" office:value-type="float" office:value="100392" calcext:value-type="float">
            <text:p><text:s text:c="3"/>100,392</text:p>
          </table:table-cell>
          <table:table-cell table:style-name="ce18" office:value-type="float" office:value="5092" calcext:value-type="float">
            <text:p><text:s text:c="3"/>5,092</text:p>
          </table:table-cell>
          <table:table-cell table:style-name="ce25" office:value-type="float" office:value="5.07" calcext:value-type="float">
            <text:p><text:s text:c="3"/>5.07</text:p>
          </table:table-cell>
          <table:table-cell table:style-name="ce18" office:value-type="float" office:value="6732" calcext:value-type="float">
            <text:p><text:s text:c="3"/>6,732</text:p>
          </table:table-cell>
          <table:table-cell table:style-name="ce25" office:value-type="float" office:value="6.71" calcext:value-type="float">
            <text:p><text:s text:c="3"/>6.71</text:p>
          </table:table-cell>
          <table:table-cell table:style-name="ce18" office:value-type="float" office:value="11056" calcext:value-type="float">
            <text:p><text:s text:c="3"/>11,056</text:p>
          </table:table-cell>
          <table:table-cell table:style-name="ce25" office:value-type="float" office:value="11.01" calcext:value-type="float">
            <text:p><text:s text:c="3"/>11.01</text:p>
          </table:table-cell>
          <table:table-cell table:style-name="ce35" office:value-type="float" office:value="6297" calcext:value-type="float">
            <text:p><text:s text:c="3"/>6,297</text:p>
          </table:table-cell>
          <table:table-cell table:style-name="ce25" office:value-type="float" office:value="6.27" calcext:value-type="float">
            <text:p><text:s text:c="3"/>6.27</text:p>
          </table:table-cell>
          <table:table-cell table:style-name="ce42" office:value-type="float" office:value="80320" calcext:value-type="float">
            <text:p><text:s text:c="3"/>80,320</text:p>
          </table:table-cell>
          <table:table-cell table:style-name="ce25" office:value-type="float" office:value="80.01" calcext:value-type="float">
            <text:p><text:s text:c="3"/>80.01</text:p>
          </table:table-cell>
          <table:table-cell table:style-name="ce35" office:value-type="float" office:value="12047" calcext:value-type="float">
            <text:p><text:s text:c="3"/>12,047</text:p>
          </table:table-cell>
          <table:table-cell table:style-name="ce51" office:value-type="float" office:value="12" calcext:value-type="float">
            <text:p><text:s text:c="3"/>12.00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金門縣</text:p>
          </table:table-cell>
          <table:table-cell table:style-name="ce17" office:value-type="float" office:value="90531" calcext:value-type="float">
            <text:p><text:s text:c="3"/>90,531</text:p>
          </table:table-cell>
          <table:table-cell table:style-name="ce17" office:value-type="float" office:value="4605" calcext:value-type="float">
            <text:p><text:s text:c="3"/>4,605</text:p>
          </table:table-cell>
          <table:table-cell table:style-name="ce26" office:value-type="float" office:value="5.09" calcext:value-type="float">
            <text:p><text:s text:c="3"/>5.09</text:p>
          </table:table-cell>
          <table:table-cell table:style-name="ce17" office:value-type="float" office:value="6059" calcext:value-type="float">
            <text:p><text:s text:c="3"/>6,059</text:p>
          </table:table-cell>
          <table:table-cell table:style-name="ce26" office:value-type="float" office:value="6.69" calcext:value-type="float">
            <text:p><text:s text:c="3"/>6.69</text:p>
          </table:table-cell>
          <table:table-cell table:style-name="ce17" office:value-type="float" office:value="9914" calcext:value-type="float">
            <text:p><text:s text:c="3"/>9,914</text:p>
          </table:table-cell>
          <table:table-cell table:style-name="ce26" office:value-type="float" office:value="10.95" calcext:value-type="float">
            <text:p><text:s text:c="3"/>10.95</text:p>
          </table:table-cell>
          <table:table-cell table:style-name="ce34" office:value-type="float" office:value="5663" calcext:value-type="float">
            <text:p><text:s text:c="3"/>5,663</text:p>
          </table:table-cell>
          <table:table-cell table:style-name="ce26" office:value-type="float" office:value="6.26" calcext:value-type="float">
            <text:p><text:s text:c="3"/>6.26</text:p>
          </table:table-cell>
          <table:table-cell table:style-name="ce41" office:value-type="float" office:value="72493" calcext:value-type="float">
            <text:p><text:s text:c="3"/>72,493</text:p>
          </table:table-cell>
          <table:table-cell table:style-name="ce26" office:value-type="float" office:value="80.08" calcext:value-type="float">
            <text:p><text:s text:c="3"/>80.08</text:p>
          </table:table-cell>
          <table:table-cell table:style-name="ce34" office:value-type="float" office:value="11091" calcext:value-type="float">
            <text:p><text:s text:c="3"/>11,091</text:p>
          </table:table-cell>
          <table:table-cell table:style-name="ce52" office:value-type="float" office:value="12.25" calcext:value-type="float">
            <text:p><text:s text:c="3"/>12.25</text:p>
          </table:table-cell>
          <table:table-cell table:number-columns-repeated="1010"/>
        </table:table-row>
        <table:table-row table:style-name="ro7">
          <table:table-cell table:style-name="ce9" office:value-type="string" calcext:value-type="string">
            <text:p>連江縣</text:p>
          </table:table-cell>
          <table:table-cell table:style-name="ce19" office:value-type="float" office:value="9861" calcext:value-type="float">
            <text:p><text:s text:c="3"/>9,861</text:p>
          </table:table-cell>
          <table:table-cell table:style-name="ce19" office:value-type="float" office:value="487" calcext:value-type="float">
            <text:p><text:s text:c="3"/>487</text:p>
          </table:table-cell>
          <table:table-cell table:style-name="ce27" office:value-type="float" office:value="4.94" calcext:value-type="float">
            <text:p><text:s text:c="3"/>4.94</text:p>
          </table:table-cell>
          <table:table-cell table:style-name="ce19" office:value-type="float" office:value="673" calcext:value-type="float">
            <text:p><text:s text:c="3"/>673</text:p>
          </table:table-cell>
          <table:table-cell table:style-name="ce27" office:value-type="float" office:value="6.82" calcext:value-type="float">
            <text:p><text:s text:c="3"/>6.82</text:p>
          </table:table-cell>
          <table:table-cell table:style-name="ce19" office:value-type="float" office:value="1142" calcext:value-type="float">
            <text:p><text:s text:c="3"/>1,142</text:p>
          </table:table-cell>
          <table:table-cell table:style-name="ce27" office:value-type="float" office:value="11.58" calcext:value-type="float">
            <text:p><text:s text:c="3"/>11.58</text:p>
          </table:table-cell>
          <table:table-cell table:style-name="ce36" office:value-type="float" office:value="634" calcext:value-type="float">
            <text:p><text:s text:c="3"/>634</text:p>
          </table:table-cell>
          <table:table-cell table:style-name="ce27" office:value-type="float" office:value="6.43" calcext:value-type="float">
            <text:p><text:s text:c="3"/>6.43</text:p>
          </table:table-cell>
          <table:table-cell table:style-name="ce43" office:value-type="float" office:value="7827" calcext:value-type="float">
            <text:p><text:s text:c="3"/>7,827</text:p>
          </table:table-cell>
          <table:table-cell table:style-name="ce27" office:value-type="float" office:value="79.37" calcext:value-type="float">
            <text:p><text:s text:c="3"/>79.37</text:p>
          </table:table-cell>
          <table:table-cell table:style-name="ce36" office:value-type="float" office:value="956" calcext:value-type="float">
            <text:p><text:s text:c="3"/>956</text:p>
          </table:table-cell>
          <table:table-cell table:style-name="ce53" office:value-type="float" office:value="9.69" calcext:value-type="float">
            <text:p><text:s text:c="3"/>9.69</text:p>
          </table:table-cell>
          <table:table-cell table:number-columns-repeated="1010"/>
        </table:table-row>
        <table:table-row table:style-name="ro8">
          <table:table-cell table:style-name="ce10" table:number-columns-repeated="3"/>
          <table:table-cell table:style-name="ce28" table:number-columns-repeated="7"/>
          <table:table-cell table:style-name="ce44" office:value-type="string" calcext:value-type="string" table:number-columns-spanned="4" table:number-rows-spanned="1">
            <text:p><text:s text:c="6"/>內政部戶政司 民國98年8月6日編製</text:p>
          </table:table-cell>
          <table:covered-table-cell table:number-columns-repeated="3" table:style-name="ce45"/>
          <table:table-cell table:number-columns-repeated="1010"/>
        </table:table-row>
        <table:table-row table:style-name="ro9" table:number-rows-repeated="1048541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">
      <number:number number:min-integer-digits="1"/>
      <number:text> </number:text>
    </number:number-style>
    <number:number-style style:name="N16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number number:decimal-places="0" loext:min-decimal-places="0" number:min-integer-digits="1" number:grouping="true"/>
    </number:number-style>
    <number:number-style style:name="N167P1" style:volatile="true">
      <number:text>–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</number:number-style>
    <number:number-style style:name="N171P1" style:volatile="true">
      <number:text>–</number:text>
      <number:number number:decimal-places="1" loext:min-decimal-places="1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2" loext:min-decimal-places="2" number:min-integer-digits="1" number:grouping="true"/>
    </number:number-style>
    <number:number-style style:name="N172P1" style:volatile="true">
      <number:text>–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3" loext:min-decimal-places="3" number:min-integer-digits="1" number:grouping="true"/>
    </number:number-style>
    <number:number-style style:name="N173P1" style:volatile="true">
      <number:text>–</number:text>
      <number:number number:decimal-places="3" loext:min-decimal-places="3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4" loext:min-decimal-places="4" number:min-integer-digits="1" number:grouping="true"/>
    </number:number-style>
    <number:number-style style:name="N174P1" style:volatile="true">
      <number:text>–</number:text>
      <number:number number:decimal-places="4" loext:min-decimal-places="4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5"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–</number:text>
      <number:number number:decimal-places="2" loext:min-decimal-places="2" number:min-integer-digits="1" number:grouping="true"/>
      <number:text> </number:text>
    </number:number-style>
    <number:number-style style:name="N176">
      <number:text>— 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3" loext:min-decimal-places="3" number:min-integer-digits="1"/>
    </number:number-style>
    <number:number-style style:name="N182P0" style:volatile="true">
      <loext:text>      ＋</loext:text>
      <loext:fill-character> </loext:fill-character>
      <number:number number:decimal-places="2" loext:min-decimal-places="2" number:min-integer-digits="1" number:grouping="true"/>
    </number:number-style>
    <number:number-style style:name="N182P1" style:volatile="true">
      <loext:text>      －</loext:text>
      <loext:fill-character> </loext:fill-character>
      <number:number number:decimal-places="2" loext:min-decimal-places="2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   ＋</loext:text>
      <loext:fill-character> </loext:fill-character>
      <number:number number:decimal-places="1" loext:min-decimal-places="1" number:min-integer-digits="1" number:grouping="true"/>
    </number:number-style>
    <number:number-style style:name="N183P1" style:volatile="true">
      <loext:text>      －</loext:text>
      <loext:fill-character> </loext:fill-character>
      <number:number number:decimal-places="1" loext:min-decimal-places="1" number:min-integer-digits="1" number:grouping="true"/>
    </number:number-style>
    <number:number-style style:name="N183">
      <number:text>－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   ＋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     －</loext:text>
      <loext:fill-character> </loext:fill-character>
      <number:number number:decimal-places="0" loext:min-decimal-places="0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   　＋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loext:text>      　－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1" loext:min-decimal-places="1" number:min-integer-digits="1" number:grouping="true"/>
      <number:text> </number:text>
    </number:number-style>
    <number:number-style style:name="N186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0" loext:min-decimal-places="0" number:min-integer-digits="1"/>
      <number:text> </number:text>
    </number:number-style>
    <number:number-style style:name="N188P0" style:volatile="true">
      <number:number number:decimal-places="1" loext:min-decimal-places="1" number:min-integer-digits="1" number:grouping="true"/>
      <number:text> </number:text>
    </number:number-style>
    <number:number-style style:name="N188P1" style:volatile="true">
      <number:text>–</number:text>
      <number:number number:decimal-places="1" loext:min-decimal-places="1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date-style style:name="N189">
      <number:month/>
      <number:text>月</number:text>
      <number:day/>
      <number:text>日</number:text>
    </number:date-style>
    <number:number-style style:name="N190">
      <number:number number:decimal-places="1" loext:min-decimal-places="1" number:min-integer-digits="1"/>
    </number:number-style>
    <number:number-style style:name="N191">
      <number:number number:decimal-places="1" loext:min-decimal-places="1" number:min-integer-digits="1" number:grouping="true"/>
    </number:number-style>
    <number:number-style style:name="N192">
      <number:number number:decimal-places="2" loext:min-decimal-places="2" number:min-integer-digits="1"/>
      <number:text> </number:text>
    </number:number-style>
    <number:number-style style:name="N193P0" style:volatile="true">
      <number:number number:decimal-places="2" loext:min-decimal-places="2" number:min-integer-digits="1"/>
    </number:number-style>
    <number:number-style style:name="N193">
      <style:text-properties fo:color="#ff0000"/>
      <number:number number:decimal-places="2" loext:min-decimal-places="2" number:min-integer-digits="1"/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">
      <style:text-properties fo:color="#ff0000"/>
      <number:number number:decimal-places="2" loext:min-decimal-places="2" number:min-integer-digits="1" number:grouping="true"/>
      <style:map style:condition="value()&gt;=0" style:apply-style-name="N194P0"/>
    </number:number-style>
    <number:number-style style:name="N195P0" style:volatile="true">
      <number:text>+</number:text>
      <number:number number:decimal-places="0" loext:min-decimal-places="0" number:min-integer-digits="1" number:grouping="true"/>
    </number:number-style>
    <number:number-style style:name="N195">
      <number:text>-</number:text>
      <number:number number:decimal-places="0" loext:min-decimal-places="0" number:min-integer-digits="1" number:grouping="true"/>
      <style:map style:condition="value()&gt;=0" style:apply-style-name="N195P0"/>
    </number:number-style>
    <number:number-style style:name="N196P0" style:volatile="true">
      <number:text>+</number:text>
      <number:number number:decimal-places="1" loext:min-decimal-places="1" number:min-integer-digits="1" number:grouping="true"/>
    </number:number-style>
    <number:number-style style:name="N196">
      <number:text>-</number:text>
      <number:number number:decimal-places="1" loext:min-decimal-places="1" number:min-integer-digits="1" number:grouping="true"/>
      <style:map style:condition="value()&gt;=0" style:apply-style-name="N196P0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  <style:style style:name="Excel_5f_BuiltIn_5f_Comma" style:display-name="Excel_BuiltIn_Comma" style:family="table-cell" style:parent-style-name="Default" style:data-style-name="N164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4.99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4:17:32</meta:creation-date>
    <dc:creator>user</dc:creator>
    <dc:date>2009-08-06T14:17:47</dc:date>
    <meta:document-statistic meta:table-count="1" meta:cell-count="430" meta:object-count="0"/>
    <meta:generator>LibreOffice/5.0.5.2$Windows_x86 LibreOffice_project/55b006a02d247b5f7215fc6ea0fde844b30035b3</meta:generator>
  </office:meta>
</office:document-meta>
</file>